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Num_20_List" style:list-style-name="WW8Num2">
      <style:paragraph-properties fo:margin-top="0.0835in" fo:margin-bottom="0.139in" style:contextual-spacing="false" fo:line-height="115%" fo:hyphenation-ladder-count="no-limit"/>
      <style:text-properties fo:hyphenate="false" fo:hyphenation-remain-char-count="2" fo:hyphenation-push-char-count="2"/>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top="0in" fo:margin-bottom="0in" style:writing-mode="lr-tb"/>
    </style:style>
    <style:style style:name="P10" style:family="paragraph">
      <style:paragraph-properties fo:margin-top="0in" fo:margin-bottom="0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fo:margin-top="0in" fo:margin-bottom="0.0835in" style:text-autospace="ideograph-alpha" style:punctuation-wrap="hanging" style:line-break="strict" style:writing-mode="lr-tb"/>
    </style:style>
    <style:style style:name="P13" style:family="paragraph">
      <style:paragraph-properties style:writing-mode="lr-tb"/>
    </style:style>
    <style:style style:name="T1" style:family="text">
      <style:text-properties officeooo:rsid="00043304"/>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2dda1"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2dda1" style:font-size-asian="8pt" style:font-name-complex="HelveticaNeue Condensed" style:font-size-complex="8pt"/>
    </style:style>
    <style:style style:name="T7" style:family="text">
      <style:text-properties officeooo:rsid="0002dda1"/>
    </style:style>
    <style:style style:name="T8" style:family="text">
      <style:text-properties fo:font-weight="bol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style:font-name-complex="Times1" text:display="true"/>
    </style:style>
    <style:style style:name="T11" style:family="text">
      <style:text-properties fo:font-style="italic" style:font-style-asian="italic"/>
    </style:style>
    <style:style style:name="T12" style:family="text">
      <style:text-properties style:font-name="Utopia-Italic" fo:font-style="italic" style:font-style-asian="italic" style:font-name-complex="Utopia-Italic" style:font-style-complex="italic"/>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Bold" style:font-name-complex="Utopia-Bold" style:font-weight-complex="bold"/>
    </style:style>
    <style:style style:name="T16" style:family="text">
      <style:text-properties style:font-name="Utopia-Bold" fo:font-weight="bold" style:font-weight-asian="bold" style:font-name-complex="Utopia-Bold" style:font-weight-complex="bold"/>
    </style:style>
    <style:style style:name="T17" style:family="text">
      <style:text-properties officeooo:rsid="00043304"/>
    </style:style>
    <style:style style:name="T18"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1" fo:font-size="10pt" fo:language="en" fo:country="GB" style:font-name-asian="Times New Roman" style:font-size-asian="10pt" style:font-name-complex="Times1" style:font-size-complex="10pt" style:language-complex="ar" style:country-complex="SA"/>
    </style:style>
    <style:style style:name="T20"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21"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fo:color="#000000" style:font-name="Arial1" fo:font-size="10pt" fo:language="en" fo:country="US" style:font-name-asian="Times New Roman" style:font-size-asian="10pt" style:language-asian="zh" style:country-asian="CN" style:font-name-complex="Arial1" style:font-size-complex="10pt"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3803040" text:id="ct413803040">
          <text:insertion>
            <office:change-info>
              <dc:creator>Ray Lischner</dc:creator>
              <dc:date>2013-08-21T09:34:00</dc:date>
            </office:change-info>
          </text:insertion>
        </text:changed-region>
        <text:changed-region xml:id="ct452722480" text:id="ct452722480">
          <text:insertion>
            <office:change-info>
              <dc:creator>Ray Lischner</dc:creator>
              <dc:date>2013-08-21T11:15:00</dc:date>
            </office:change-info>
          </text:insertion>
        </text:changed-region>
        <text:changed-region xml:id="ct452633872" text:id="ct452633872">
          <text:deletion>
            <office:change-info>
              <dc:creator>Ray Lischner</dc:creator>
              <dc:date>2013-08-21T11:15:00</dc:date>
            </office:change-info>
            <text:p text:style-name="Body_20_Text_20_First">
<text:span text:style-name="T1">fine</text:span>
</text:p>
          </text:deletion>
        </text:changed-region>
        <text:changed-region xml:id="ct453080928" text:id="ct453080928">
          <text:insertion>
            <office:change-info>
              <dc:creator>Ray Lischner</dc:creator>
              <dc:date>2013-08-21T11:16:00</dc:date>
            </office:change-info>
          </text:insertion>
        </text:changed-region>
        <text:changed-region xml:id="ct453107280" text:id="ct453107280">
          <text:insertion>
            <office:change-info>
              <dc:creator>Ray Lischner</dc:creator>
              <dc:date>2013-08-21T11:16:00</dc:date>
            </office:change-info>
          </text:insertion>
        </text:changed-region>
        <text:changed-region xml:id="ct453104880" text:id="ct453104880">
          <text:insertion>
            <office:change-info>
              <dc:creator>Ray Lischner</dc:creator>
              <dc:date>2013-08-21T11:16:00</dc:date>
            </office:change-info>
          </text:insertion>
        </text:changed-region>
        <text:changed-region xml:id="ct453149280" text:id="ct453149280">
          <text:insertion>
            <office:change-info>
              <dc:creator>Ray Lischner</dc:creator>
              <dc:date>2013-08-21T11:16:00</dc:date>
            </office:change-info>
          </text:insertion>
        </text:changed-region>
        <text:changed-region xml:id="ct453081904" text:id="ct453081904">
          <text:insertion>
            <office:change-info>
              <dc:creator>Ray Lischner</dc:creator>
              <dc:date>2013-08-21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or Loops<text:span text:style-name="Comment_20_Reference"><text:span text:style-name="T9"><office:annotation><dc:creator>Stefan Turalski</dc:creator><dc:date>2013-08-15T20:06:00</dc:date><text:p text:style-name="P8"><text:span text:style-name="T18">A simple chapter without code issues.</text:span></text:p><text:p text:style-name="P9"><text:span text:style-name="T18">However, as an explorator I'd like to see</text:span></text:p><text:p text:style-name="P9"><text:span text:style-name="T18">- nested loops (actually that might help to present that loop control variable is accessible within a loop</text:span></text:p><text:p text:style-name="P9"><text:span text:style-name="T18">- break statment (althoguth I don't like it, it's there and might be useful)</text:span></text:p><text:p text:style-name="P9"><text:span text:style-name="T18">- continue statment (as above)</text:span></text:p><text:p text:style-name="P9"><text:span text:style-name="T19"/></text:p><text:p text:style-name="P9"><text:span text:style-name="T18">Finally, I guess it would be nice to show a range-based for loop.</text:span></text:p><text:p text:style-name="P9"><text:span text:style-name="T18">Something like</text:span></text:p><text:p text:style-name="P10"><text:span text:style-name="T20">std::vector&lt;int&gt; numbers = { 1, 2, 3, 4, 5, 6, 7 }; for ( auto i : numbers ) { <text:s text:c="5"/>std::cout &lt;&lt; i &lt;&lt; std::endl; }</text:span></text:p><text:p text:style-name="P8"><text:span text:style-name="T21">I guess it would build nicely for the 9th exploration.</text:span></text:p></office:annotation></text:span></text:span><text:change-start text:change-id="ct413803040"/><text:span text:style-name="Comment_20_Reference"><text:span text:style-name="T9"><office:annotation><dc:creator>Ray Lischner</dc:creator><dc:date>2013-08-21T09:34:55</dc:date><text:list text:style-name=""><text:list-item><text:p text:style-name="P11"><text:span text:style-name="T22">Reply to Stefan Turalski (08/15/2013, 20:06): "..."</text:span></text:p></text:list-item><text:list-item><text:p><text:span text:style-name="T23"/></text:p></text:list-item></text:list><text:p text:style-name="P12"><text:span text:style-name="T24">One concept at a time.</text:span></text:p></office:annotation></text:span></text:span><text:change-end text:change-id="ct413803040"/></text:p>
      <text:p text:style-name="Body_20_Text_20_First">Explorations 2 and 3 show some simple <text:span text:style-name="Code_20_Inline">while</text:span> loops. This Exploration introduces the <text:span text:style-name="Code_20_Inline">while</text:span> loop’s big brother, the <text:span text:style-name="Code_20_Inline">for</text:span> loop.</text:p>
      <text:h text:style-name="Heading_20_1" text:outline-level="1">Bounded Loops</text:h>
      <text:p text:style-name="Body_20_Text_20_First">You’ve already seen <text:span text:style-name="Code_20_Inline">while</text:span> loops that read from the standard input until no more input is available. That is a classic case of an <text:span text:style-name="T12">unbounded</text:span> loop. Unless you know beforehand exactly what the input stream will contain, you cannot de<text:change-start text:change-id="ct452722480"/><text:span text:style-name="T1">termine</text:span><text:change-end text:change-id="ct452722480"/><text:change text:change-id="ct452633872"/> the loop’s bounds or limits. <text:span text:style-name="Comment_20_Reference"><text:span text:style-name="T10"><office:annotation><dc:creator>Stefan Turalski</dc:creator><dc:date>2013-08-15T20:07:00</dc:date><text:p text:style-name="P8"><text:span text:style-name="T21">Well we can, we just don't want too, typical case of reading to buffer until it's full might be an example, right?</text:span></text:p></office:annotation></text:span></text:span>Sometimes you know in advance how many times the loop must run; that is, you know the bounds of the loop, making it a <text:span text:style-name="T12">bounded</text:span> loop. The <text:span text:style-name="Code_20_Inline">for</text:span> loop is how C++ implements a bounded loop.</text:p>
      <text:p text:style-name="Text_20_body">Let’s start with a simple example. Listing 7‑1 shows a program that prints the first ten non-negative integers.</text:p>
      <text:p text:style-name="Code_20_Caption"><text:span text:style-name="T8">Listing 7‑1. </text:span>Using a <text:span text:style-name="Code_20_Inline"><text:span text:style-name="T11">for</text:span></text:span> Loop to Print Ten Non-Negative Numbers</text:p>
      <text:p text:style-name="Code">#include &lt;iostream&gt;</text:p>
      <text:p text:style-name="Code"/>
      <text:p text:style-name="Code">int main()</text:p>
      <text:p text:style-name="Code">{</text:p>
      <text:p text:style-name="Code"><text:span text:style-name="T13"><text:s text:c="2"/></text:span>for (int i{0}; i != 10; i = i + 1)</text:p>
      <text:p text:style-name="Code"><text:span text:style-name="T13"><text:s text:c="4"/></text:span>std::cout &lt;&lt; i &lt;&lt; '\n';</text:p>
      <text:p text:style-name="Code">}</text:p>
      <text:p text:style-name="Text_20_body">The <text:span text:style-name="Code_20_Inline">for</text:span> loop crams a lot of information in a small space, so take it one step at a time. Inside the parentheses are three parts of the loop, separated by semicolons. <text:span text:style-name="Strong_20_Emphasis"><text:span text:style-name="T14">What do you think these three pieces mean?</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Text_20_body">The three parts are: initialization, condition, and postiteration. Take a closer look at each part.</text:p>
      <text:h text:style-name="Heading_20_2" text:outline-level="2">Initialization</text:h>
      <text:p text:style-name="Body_20_Text_20_First">The first part looks similar to a variable definition. It defines an <text:span text:style-name="Code_20_Inline">int</text:span> variable named <text:span text:style-name="Code_20_Inline">i</text:span>, with an initial value of 0. Some C-inspired languages permit only an initialization expression, not a variable definition. In C++, you have a choice: expression or definition. The advantage of defining the loop control variable as part of the initialization is that you cannot accidentally refer to that variable outside the loop. The disadvantage of defining the loop control variable in the initialization part is that you cannot deliberately refer to that variable outside the loop. Listing 7‑2 demonstrates the advantage of limiting the loop control variable.</text:p>
      <text:p text:style-name="Code_20_Caption"><text:span text:style-name="T8">Listing 7‑2.</text:span> You Cannot Use the Loop Control Variable Outside the Loop</text:p>
      <text:p text:style-name="Code">#include &lt;iostream&gt;</text:p>
      <text:p text:style-name="Code"/>
      <text:p text:style-name="Code">int main()</text:p>
      <text:p text:style-name="Code">{</text:p>
      <text:p text:style-name="Code"><text:span text:style-name="T13"><text:s text:c="2"/></text:span>for (int i{0}; i != 10; i = i + 1)</text:p>
      <text:p text:style-name="Code"><text:span text:style-name="T13"><text:s text:c="4"/></text:span>std::cout &lt;&lt; i &lt;&lt; '\n';</text:p>
      <text:p text:style-name="Code"><text:span text:style-name="T13"><text:s text:c="2"/></text:span>std::cout &lt;&lt; "i=" &lt;&lt; i &lt;&lt; '\n'; <text:s text:c="7"/>// error: i is undefined outside the loop</text:p>
      <text:p text:style-name="Code">}</text:p>
      <text:p text:style-name="Text_20_body">Another consequence of limiting the loop control variable is that you may define and use the same variable name in multiple loops, as shown in Listing 7‑3.</text:p>
      <text:p text:style-name="Code_20_Caption"><text:span text:style-name="T8">Listing 7‑3.</text:span> Using and Reusing a Loop Control Variable Name</text:p>
      <text:p text:style-name="Code">#include &lt;iostream&gt;</text:p>
      <text:p text:style-name="Code"/>
      <text:p text:style-name="Code">int main()</text:p>
      <text:p text:style-name="Code">{</text:p>
      <text:p text:style-name="Code"><text:span text:style-name="T13"><text:s text:c="2"/></text:span>std::cout &lt;&lt; '+';</text:p>
      <text:p text:style-name="Code"><text:span text:style-name="T13"><text:s text:c="2"/></text:span>for (int i{0}; i != 20; i = i + 1)</text:p>
      <text:p text:style-name="Code"><text:span text:style-name="T13"><text:s text:c="4"/></text:span>std::cout &lt;&lt; '-';</text:p>
      <text:p text:style-name="Code"><text:span text:style-name="T13"><text:s text:c="2"/></text:span>std::cout &lt;&lt; "+\n|";</text:p>
      <text:p text:style-name="Code">
<text:change-start text:change-id="ct453080928"/>
<text:span text:style-name="T13"/>
</text:p>
      <text:p text:style-name="Code"><text:change-end text:change-id="ct453080928"/><text:span text:style-name="T13"><text:s text:c="2"/></text:span>for (int i{0}; i != 3; i = i + 1)</text:p>
      <text:p text:style-name="Code"><text:span text:style-name="T13"><text:s text:c="4"/></text:span>std::cout &lt;&lt; ' ';</text:p>
      <text:p text:style-name="Code"><text:span text:style-name="T13"><text:s text:c="2"/></text:span>std::cout &lt;&lt; "Hello, reader!";</text:p>
      <text:p text:style-name="Code">
<text:change-start text:change-id="ct453107280"/>
<text:span text:style-name="T13"/>
</text:p>
      <text:p text:style-name="Code"><text:change-end text:change-id="ct453107280"/><text:span text:style-name="T13"><text:s text:c="2"/></text:span>for (int i{0}; i != 3; i = i + 1)</text:p>
      <text:p text:style-name="Code"><text:span text:style-name="T13"><text:s text:c="4"/></text:span>std::cout &lt;&lt; ' ';</text:p>
      <text:p text:style-name="Code"><text:span text:style-name="T13"><text:s text:c="2"/></text:span>std::cout &lt;&lt; "|\n+";</text:p>
      <text:p text:style-name="Code">
<text:change-start text:change-id="ct453104880"/>
<text:span text:style-name="T13"/>
</text:p>
      <text:p text:style-name="Code"><text:change-end text:change-id="ct453104880"/><text:span text:style-name="T13"><text:s text:c="2"/></text:span>for (int i{0}; i != 20; i = i + 1)</text:p>
      <text:p text:style-name="Code"><text:span text:style-name="T13"><text:s text:c="4"/></text:span>std::cout &lt;&lt; '-';</text:p>
      <text:p text:style-name="Code"><text:span text:style-name="T13"><text:s text:c="2"/></text:span>std::cout &lt;&lt; "+\n";</text:p>
      <text:p text:style-name="Code">}</text:p>
      <text:p text:style-name="Text_20_body">
<text:soft-page-break/>
<text:span text:style-name="Strong_20_Emphasis">What does Listing 7‑3 produce as outpu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If you don’t need to perform any initialization, you can leave the initialization part empty<text:change-start text:change-id="ct453149280"/>, <text:span text:style-name="T1">but you still need the </text:span><text:change-end text:change-id="ct453149280"/><text:change-start text:change-id="ct453081904"/><text:span text:style-name="T1">semi-colon that separates the empty initialization from the condition</text:span><text:change-end text:change-id="ct453081904"/>. </text:p>
      <text:h text:style-name="Heading_20_2" text:outline-level="2">Condition</text:h>
      <text:p text:style-name="Body_20_Text_20_First">The middle part follows the same rules as a <text:span text:style-name="Code_20_Inline">while</text:span> loop condition. As you might expect, it controls the loop execution. The loop body executes while the condition is true. If the condition is false, the loop terminates. If the condition is false the first time the loop runs, the loop body never executes (but the initialization part always does).</text:p>
      <text:p text:style-name="Text_20_body">Sometimes you will see a <text:span text:style-name="Code_20_Inline">for</text:span> loop with a missing condition. That means the condition is always true, so the loop runs without stopping. A better way to write a condition that is always true is to be explicit and use <text:span text:style-name="Code_20_Inline">true</text:span> as the condition. That way, anyone who needs to read and maintain your code in the future will understand that you deliberately designed the loop to run forever. Think of it as the equivalent of a comment: “This condition deliberately left blank.”</text:p>
      <text:h text:style-name="Heading_20_2" text:outline-level="2">Postiteration</text:h>
      <text:p text:style-name="Body_20_Text_20_First">The last part looks like a statement, even though it lacks the trailing semicolon. In fact, it is not a full statement, but only an expression. The expression is evaluated after the loop body (hence the name <text:span text:style-name="T12">pos</text:span>t-iteration) and before the condition is tested again. You can put anything you want here, or leave it blank. Typically, this part of the <text:span text:style-name="Code_20_Inline">for</text:span> loop controls the iteration, advancing the loop control variable as needed.</text:p>
      <text:h text:style-name="Heading_20_2" text:outline-level="2">How a for Loop Works</text:h>
      <text:p text:style-name="Body_20_Text_20_First">The flow of control is as follows:</text:p>
      <text:list xml:id="list8994089414136328912" text:style-name="WW8Num2">
        <text:list-item>
          <text:p text:style-name="P5">The initialization part runs exactly once.</text:p>
        </text:list-item>
        <text:list-item>
          <text:p text:style-name="P5">The condition is tested. If it is false, the loop terminates and the program continues with the statement that follows the loop body.</text:p>
        </text:list-item>
        <text:list-item>
          <text:p text:style-name="P5">If the condition is true, the loop body executes.</text:p>
        </text:list-item>
        <text:list-item>
          <text:p text:style-name="P5">The postiteration part executes.</text:p>
        </text:list-item>
        <text:list-item>
          <text:p text:style-name="P5">Control jumps to 2.</text:p>
        </text:list-item>
      </text:list>
      <text:h text:style-name="Heading_20_1" text:outline-level="1"><text:soft-page-break/>Your Turn</text:h>
      <text:p text:style-name="Body_20_Text_20_First">Now it’s your turn to write a <text:span text:style-name="Code_20_Inline">for</text:span> loop. Listing 7‑4 shows a skeleton of a C++ program. <text:span text:style-name="Strong_20_Emphasis"><text:span text:style-name="T14">Fill in the missing parts to compute the sum of integers from 10 to 20, inclusive.</text:span></text:span></text:p>
      <text:p text:style-name="Code_20_Caption"><text:span text:style-name="T8">Listing 7‑4.</text:span> Compute Sum of Integers from 10 to 20</text:p>
      <text:p text:style-name="Code">#include &lt;iostream&gt;</text:p>
      <text:p text:style-name="Code"/>
      <text:p text:style-name="Code">int main()</text:p>
      <text:p text:style-name="Code">{</text:p>
      <text:p text:style-name="Code"><text:span text:style-name="T13"><text:s text:c="2"/></text:span>int sum{0};</text:p>
      <text:p text:style-name="Code"/>
      <text:p text:style-name="Code"><text:span text:style-name="T13"><text:s text:c="2"/></text:span>// Write the loop here.</text:p>
      <text:p text:style-name="Code"/>
      <text:p text:style-name="Code"><text:span text:style-name="T13"><text:s text:c="2"/></text:span>std::cout &lt;&lt; "Sum of 10 to 20 = " &lt;&lt; sum &lt;&lt; '\n';</text:p>
      <text:p text:style-name="Code">}</text:p>
      <text:p text:style-name="Text_20_body">Before you test your program, you must first determine how you will know whether the program is correct. In other words, <text:span text:style-name="Strong_20_Emphasis"><text:span text:style-name="T14">what is the sum of the integers from 10 to 20, inclusive?</text:span></text:span><text:span text:style-name="T16"> </text:span><text:span text:style-name="T15">________________</text:span></text:p>
      <text:p text:style-name="Text_20_body">Okay, now compile and run your program. <text:span text:style-name="Strong_20_Emphasis"><text:span text:style-name="T14">What answer does your program produce?</text:span></text:span><text:span text:style-name="T16"> </text:span><text:span text:style-name="T15">________________</text:span><text:span text:style-name="T16"> </text:span><text:span text:style-name="Strong_20_Emphasis"><text:span text:style-name="T14">Is your program correct?</text:span></text:span><text:span text:style-name="T16"> </text:span><text:span text:style-name="T15">________________</text:span></text:p>
      <text:p text:style-name="Text_20_body">Compare your program with that shown in Listing 7‑5.</text:p>
      <text:p text:style-name="Code_20_Caption"><text:span text:style-name="T8">Listing 7‑5.</text:span> Compute Sum of Integers from 10 to 20 (Completed)</text:p>
      <text:p text:style-name="Code">#include &lt;iostream&gt;</text:p>
      <text:p text:style-name="Code"/>
      <text:p text:style-name="Code">int main()</text:p>
      <text:p text:style-name="Code">{</text:p>
      <text:p text:style-name="Code"><text:span text:style-name="T13"><text:s text:c="2"/></text:span>int sum{0};</text:p>
      <text:p text:style-name="Code"><text:span text:style-name="T13"><text:s text:c="2"/></text:span>for (int i{10}; i != 21; i = i + 1)</text:p>
      <text:p text:style-name="Code"><text:span text:style-name="T13"><text:s text:c="4"/></text:span>sum = sum + i;</text:p>
      <text:p text:style-name="Code"><text:span text:style-name="T13"><text:s text:c="2"/></text:span>std::cout &lt;&lt; "Sum of 10 to 20 = " &lt;&lt; sum &lt;&lt; '\n';</text:p>
      <text:p text:style-name="Code">}</text:p>
      <text:p text:style-name="Text_20_body">A use of <text:span text:style-name="Code_20_Inline">for</text:span> loops is to format and print tables of information. To accomplish this, you need finer control over output formatting than what you have learned so far. That will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HTML_20_Preformatted_20_Char" style:display-name="HTML Preformatted Char" style:family="text">
      <style:text-properties style:font-name="Courier" fo:language="en" fo:country="GB" style:font-name-complex="Courier"/>
    </style:style>
    <style:style style:name="HTML_20_Code" style:display-name="HTML Code" style:family="text">
      <style:text-properties style:font-name="Courier" fo:font-size="10pt" style:font-name-asian="Times New Roman" style:font-size-asian="10pt" style:font-name-complex="Courier"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2dda1"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2dda1" style:font-size-asian="8pt" style:font-name-complex="HelveticaNeue Condensed" style:font-size-complex="8pt"/>
    </style:style>
    <style:style style:name="MT6" style:family="text">
      <style:text-properties officeooo:rsid="0002dda1"/>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391094032" text:id="ct391094032">
            <text:insertion>
              <office:change-info>
                <dc:creator>Ray Lischner</dc:creator>
                <dc:date>2013-08-21T09:33:00</dc:date>
              </office:change-info>
            </text:insertion>
          </text:changed-region>
          <text:changed-region xml:id="ct388985728" text:id="ct388985728">
            <text:insertion>
              <office:change-info>
                <dc:creator>Ray Lischner</dc:creator>
                <dc:date>2013-08-21T09:34:00</dc:date>
              </office:change-info>
            </text:insertion>
          </text:changed-region>
          <text:changed-region xml:id="ct451138608" text:id="ct451138608">
            <text:deletion>
              <office:change-info>
                <dc:creator>Ray Lischner</dc:creator>
                <dc:date>2013-08-21T09:34:00</dc:date>
              </office:change-info>
              <text:p text:style-name="MP1">
<text:span text:style-name="MT1">CHAPTER</text:span>
</text:p>
            </text:deletion>
          </text:changed-region>
        </text:tracked-changes>
        <text:p text:style-name="MP1">
<text:change-start text:change-id="ct391094032"/>
<text:span text:style-name="MT1">E</text:span>
<text:change-end text:change-id="ct391094032"/>
<text:change-start text:change-id="ct388985728"/>
<text:span text:style-name="MT1">XPLORATION</text:span>
<text:change-end text:change-id="ct388985728"/>
<text:change text:change-id="ct451138608"/>
<text:span text:style-name="MT2"> 7 </text:span>
<text:span text:style-name="MT3"></text:span>
<text:span text:style-name="MT4"> For Loops</text:span>
</text:p>
      </style:header>
      <style:header-left style:display="false">
        <text:tracked-changes>
          <text:changed-region xml:id="ct382342432" text:id="ct382342432">
            <text:insertion>
              <office:change-info>
                <dc:creator>Ray Lischner</dc:creator>
                <dc:date>2013-08-21T09:33:00</dc:date>
              </office:change-info>
            </text:insertion>
          </text:changed-region>
          <text:changed-region xml:id="ct382342624" text:id="ct382342624">
            <text:deletion>
              <office:change-info>
                <dc:creator>Ray Lischner</dc:creator>
                <dc:date>2013-08-21T09:33:00</dc:date>
              </office:change-info>
              <text:p text:style-name="Header">
<text:span text:style-name="MT5">CHAPTER</text:span>
</text:p>
            </text:deletion>
          </text:changed-region>
        </text:tracked-changes>
        <text:p text:style-name="Header">
<text:change-start text:change-id="ct382342432"/>
<text:span text:style-name="MT5">EX</text:span>
<text:span text:style-name="MT5">PLORATION</text:span>
<text:change-end text:change-id="ct382342432"/>
<text:change text:change-id="ct382342624"/>
<text:span text:style-name="MT4"> 7 </text:span>
<text:span text:style-name="MT3"></text:span>
<text:span text:style-name="MT4"> For Loops</text:span>
</text:p>
      </style:header-left>
      <style:footer>
        <text:p text:style-name="MP2">
<text:page-number text:select-page="current">3</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tracked-changes>
          <text:changed-region xml:id="ct451819552" text:id="ct451819552">
            <text:insertion>
              <office:change-info>
                <dc:creator>Ray Lischner</dc:creator>
                <dc:date>2013-08-21T09:34:00</dc:date>
              </office:change-info>
            </text:insertion>
          </text:changed-region>
          <text:changed-region xml:id="ct451819744" text:id="ct451819744">
            <text:deletion>
              <office:change-info>
                <dc:creator>Ray Lischner</dc:creator>
                <dc:date>2013-08-21T09:3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51819552"/><text:span text:style-name="MT6">E X P L O R A T I O N</text:span><text:change-end text:change-id="ct451819552"/><text:change text:change-id="ct451819744"/><text:s/>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1:00</meta:creation-date>
    <dc:creator>Ray Lischner</dc:creator>
    <dc:date>2013-08-21T11:18:35</dc:date>
    <meta:print-date>2009-03-19T10:05:00</meta:print-date>
    <meta:editing-cycles>8</meta:editing-cycles>
    <meta:editing-duration>PT5M33S</meta:editing-duration>
    <meta:generator>LibreOffice/4.0-5$Linux_X86_64 LibreOffice_project/400m0$Build-305</meta:generator>
    <meta:document-statistic meta:table-count="0" meta:image-count="0" meta:object-count="0" meta:page-count="4" meta:paragraph-count="93" meta:word-count="1056" meta:character-count="6166" meta:non-whitespace-character-count="5139"/>
    <meta:user-defined meta:name="Chapter Number">07</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